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árrafodelista" style:master-page-name="MP0" style:family="paragraph">
      <style:paragraph-properties fo:break-before="page" fo:margin-left="0in">
        <style:tab-stops/>
      </style:paragraph-properties>
      <style:text-properties style:font-name="Times New Roman" fo:font-weight="bold" style:font-weight-asian="bold" fo:background-color="#7FFE00"/>
    </style:style>
    <style:style style:name="P2" style:parent-style-name="Párrafodelista" style:family="paragraph">
      <style:paragraph-properties fo:margin-left="0in">
        <style:tab-stops/>
      </style:paragraph-properties>
      <style:text-properties style:font-name="Times New Roman" fo:font-weight="bold" style:font-weight-asian="bold"/>
    </style:style>
    <style:style style:name="P3" style:parent-style-name="Párrafodelista" style:family="paragraph">
      <style:paragraph-properties fo:margin-left="0in">
        <style:tab-stops/>
      </style:paragraph-properties>
      <style:text-properties style:font-name="Times New Roman" fo:font-weight="bold" style:font-weight-asian="bold"/>
    </style:style>
    <style:style style:name="P4" style:parent-style-name="Párrafodelista" style:family="paragraph">
      <style:paragraph-properties fo:margin-left="0in">
        <style:tab-stops/>
      </style:paragraph-properties>
    </style:style>
    <style:style style:name="T5" style:parent-style-name="Fuentedepárrafopredeter." style:family="text">
      <style:text-properties style:font-name="Times New Roman" fo:font-weight="bold" style:font-weight-asian="bold" fo:background-color="#72E400"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style:font-name="Times New Roman" fo:font-weight="bold" style:font-weight-asian="bold" fo:background-color="#72E400" style:text-underline-type="single" style:text-underline-style="solid" style:text-underline-width="auto" style:text-underline-mode="continuous"/>
    </style:style>
    <style:style style:name="P7" style:parent-style-name="Párrafodelista" style:family="paragraph">
      <style:paragraph-properties fo:margin-left="0in">
        <style:tab-stops/>
      </style:paragraph-properties>
    </style:style>
    <style:style style:name="T8" style:parent-style-name="Fuentedepárrafopredeter." style:family="text">
      <style:text-properties style:font-name="Times New Roman"/>
    </style:style>
    <style:style style:name="T9" style:parent-style-name="Fuentedepárrafopredeter." style:family="text">
      <style:text-properties style:font-name="Times New Roman" fo:font-weight="bold" style:font-weight-asian="bold"/>
    </style:style>
    <style:style style:name="T10" style:parent-style-name="Fuentedepárrafopredeter." style:family="text">
      <style:text-properties style:font-name="Times New Roman" fo:font-weight="bold" style:font-weight-asian="bold"/>
    </style:style>
    <style:style style:name="T11" style:parent-style-name="Fuentedepárrafopredeter." style:family="text">
      <style:text-properties style:font-name="Times New Roman" fo:font-weight="bold" style:font-weight-asian="bold"/>
    </style:style>
    <style:style style:name="T12" style:parent-style-name="Fuentedepárrafopredeter." style:family="text">
      <style:text-properties style:font-name="Times New Roman" fo:font-weight="bold" style:font-weight-asian="bold"/>
    </style:style>
    <style:style style:name="P13" style:parent-style-name="Párrafodelista" style:family="paragraph">
      <style:paragraph-properties fo:margin-left="0in">
        <style:tab-stops/>
      </style:paragraph-properties>
      <style:text-properties style:font-name="Times New Roman"/>
    </style:style>
    <style:style style:name="P14" style:parent-style-name="Párrafodelista" style:family="paragraph">
      <style:paragraph-properties fo:margin-left="0in">
        <style:tab-stops/>
      </style:paragraph-properties>
    </style:style>
    <style:style style:name="T15" style:parent-style-name="Fuentedepárrafopredeter." style:family="text">
      <style:text-properties style:font-name="Times New Roman"/>
    </style:style>
    <style:style style:name="T16" style:parent-style-name="StrongEmphasis" style:family="text">
      <style:text-properties fo:font-weight="normal" style:font-weight-asian="normal" style:font-weight-complex="normal"/>
    </style:style>
    <style:style style:name="T17" style:parent-style-name="Fuentedepárrafopredeter." style:family="text">
      <style:text-properties style:font-name="Times New Roman"/>
    </style:style>
    <style:style style:name="T18" style:parent-style-name="StrongEmphasis" style:family="text">
      <style:text-properties fo:font-weight="normal" style:font-weight-asian="normal" style:font-weight-complex="normal"/>
    </style:style>
    <style:style style:name="P19" style:parent-style-name="Párrafodelista" style:family="paragraph">
      <style:paragraph-properties fo:margin-left="0in">
        <style:tab-stops/>
      </style:paragraph-properties>
      <style:text-properties style:font-name="Times New Roman"/>
    </style:style>
    <style:style style:name="P20" style:parent-style-name="Párrafodelista" style:family="paragraph">
      <style:paragraph-properties fo:margin-left="0in">
        <style:tab-stops/>
      </style:paragraph-properties>
      <style:text-properties style:font-name="Times New Roman"/>
    </style:style>
  </office:automatic-styles>
  <office:body>
    <office:text text:use-soft-page-breaks="true">
      <text:p text:style-name="P1">TAREA<text:s/>1: DIRECTIVAS GPO EN POWERSHELL</text:p>
      <text:p text:style-name="P2">Accede al link siguiente y modifica los datos para adaptarlos a tu dominio</text:p>
      <text:p text:style-name="Normal"><text:a xlink:href="https://www.jesusninoc.com/12/25/ejercicios-de-powershell-uso-de-gpo-group-policy-object-directiva-de-grupo/" office:target-frame-name="_top" xlink:show="replace">https://www.jesusninoc.com/12/25/ejercicios-de-powershell-uso-de-gpo-group-policy-object-directiva-de-grupo/</text:a></text:p>
      <text:p text:style-name="P3"/>
      <text:p text:style-name="P4"><text:span text:style-name="T5">TAREA 2 VOLUNTARIA: DI</text:span><text:span text:style-name="T6">RECTIVAS GPO EN POWERSHELL</text:span></text:p>
      <text:p text:style-name="P7"><text:span text:style-name="T8">Accede al link</text:span><text:span text:style-name="T9"><text:s/></text:span><text:a xlink:href="https://docs.microsoft.com/en-us/powershell/module/grouppolicy/new-gpo?view=winserver2012-ps&amp;redirectedfrom=MSDN" office:target-frame-name="_top" xlink:show="replace"><text:span text:style-name="T10">https://docs.microsoft.com/en-us/powershell/module/grouppolicy/new-gpo?view=winserve</text:span><text:span text:style-name="T11">r2012-ps&amp;redirectedfrom=MSDN</text:span></text:a><text:span text:style-name="T12">.</text:span></text:p>
      <text:p text:style-name="P13">Crea una GPO para establecer una directiva de grupo para un valor de registro.</text:p>
      <text:p text:style-name="P14"><text:span text:style-name="T15">Elimina una directiva de grupo. Ayúdate de los ejemplos que hay en el link para los comandos de<text:s/></text:span><text:span text:style-name="T16">New-GPO</text:span><text:span text:style-name="T17"><text:s/>y<text:s/></text:span><text:span text:style-name="T18">Set-GPRegistryValue.</text:span></text:p>
      <text:p text:style-name="P19">Elabora un manual de<text:s/>usuario con todos los pasos realizados y con los resultados obtenidos.</text:p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MViiUDEZ</dc:creator>
    <meta:creation-date>2022-02-06T23:45:00Z</meta:creation-date>
    <dc:date>2022-02-16T09:02:00Z</dc:date>
    <meta:template xlink:href="Normal.dotm" xlink:type="simple"/>
    <meta:editing-cycles>5</meta:editing-cycles>
    <meta:editing-duration>PT60S</meta:editing-duration>
    <meta:document-statistic meta:page-count="1" meta:paragraph-count="1" meta:word-count="147" meta:character-count="955" meta:row-count="6" meta:non-whitespace-character-count="809"/>
  </office:meta>
</office:document-meta>
</file>